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ff0000" fo:font-size="16pt" style:font-size-asian="16pt" style:font-size-complex="16pt"/>
    </style:style>
    <style:style style:name="P3" style:family="paragraph" style:parent-style-name="Standard">
      <style:text-properties fo:color="#ff3333" fo:font-size="15pt" style:font-size-asian="15pt" style:font-size-complex="15pt"/>
    </style:style>
    <style:style style:name="P4" style:family="paragraph" style:parent-style-name="Standard">
      <style:text-properties fo:color="#ff0000" fo:font-size="16pt" style:font-size-asian="16pt" style:font-size-complex="16pt"/>
    </style:style>
    <style:style style:name="P5" style:family="paragraph" style:parent-style-name="Standard">
      <style:text-properties fo:font-size="24pt" style:font-size-asian="24pt" style:font-size-complex="24pt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Report : Week <text:span text:style-name="T1">4</text:span></text:p>
      <text:p text:style-name="P1">Team:　<text:span text:style-name="T1">ie03project-aizu_kamikaze</text:span></text:p>
      <text:p text:style-name="P1"><text:span text:style-name="T1">s1250137</text:span></text:p>
      <text:p text:style-name="P1"><text:span text:style-name="T1">s1250156</text:span></text:p>
      <text:p text:style-name="P1"><text:span text:style-name="T1">s1250059</text:span></text:p>
      <text:p text:style-name="P1"/>
      <text:p text:style-name="P3">各課題の実装方針や、必要と思われるその他作業の見積もりなど。</text:p>
      <text:p text:style-name="P3"/>
      <text:p text:style-name="P2"/>
      <text:p text:style-name="P2">小課題1をエラーに苦戦しながらも完成に近づけました。また、小課題2について、計算結果は出たものの、すべての線分交差のパターンを網羅した出力となっているため、その点を改善したい。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hanHeiSun Un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4-18T09:53:38</meta:creation-date>
    <dc:date>2019-05-08T12:46:15</dc:date>
    <meta:editing-duration>PT21M3S</meta:editing-duration>
    <meta:editing-cycles>2</meta:editing-cycles>
    <meta:generator>OpenOffice.org/3.3$Solaris_x86 OpenOffice.org_project/330m20$Build-9567</meta:generator>
    <dc:creator>Tomoya Tasaki</dc:creator>
    <meta:document-statistic meta:table-count="0" meta:image-count="0" meta:object-count="0" meta:page-count="1" meta:paragraph-count="7" meta:word-count="107" meta:character-count="197"/>
  </office:meta>
</office:document-meta>
</file>